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/>
      <text:p text:style-name="P2">PROGRAM <text:s/>5</text:p>
      <text:p text:style-name="Standard"/>
      <text:p text:style-name="Standard"/>
      <text:p text:style-name="Standard"/>
      <text:p text:style-name="Standard">#include &lt;iostream&gt;</text:p>
      <text:p text:style-name="Standard">using namespace std;</text:p>
      <text:p text:style-name="Standard"/>
      <text:p text:style-name="Standard">class Event {</text:p>
      <text:p text:style-name="Standard"><text:s text:c="4"/>int size = 10;</text:p>
      <text:p text:style-name="Standard"><text:s text:c="4"/>int front = -1, rear = -1;</text:p>
      <text:p text:style-name="Standard"><text:s text:c="4"/>int queue[10];</text:p>
      <text:p text:style-name="Standard"/>
      <text:p text:style-name="Standard">public:</text:p>
      <text:p text:style-name="Standard"><text:s text:c="4"/>void add_events(int value) {</text:p>
      <text:p text:style-name="Standard"><text:s text:c="8"/>if (rear == size - 1) {</text:p>
      <text:p text:style-name="Standard"><text:s text:c="12"/>cout &lt;&lt; "Event Queue is full.\n";</text:p>
      <text:p text:style-name="Standard"><text:s text:c="12"/>return;</text:p>
      <text:p text:style-name="Standard"><text:s text:c="8"/>}</text:p>
      <text:p text:style-name="Standard"/>
      <text:p text:style-name="Standard"><text:s text:c="8"/>if (front == -1 &amp;&amp; rear == -1) {</text:p>
      <text:p text:style-name="Standard"><text:s text:c="12"/>front = rear = 0;</text:p>
      <text:p text:style-name="Standard"><text:s text:c="8"/>} else {</text:p>
      <text:p text:style-name="Standard"><text:s text:c="12"/>rear++;</text:p>
      <text:p text:style-name="Standard"><text:s text:c="8"/>}</text:p>
      <text:p text:style-name="Standard"><text:s text:c="8"/>queue[rear] = value;</text:p>
      <text:p text:style-name="Standard"><text:s text:c="4"/>}</text:p>
      <text:p text:style-name="Standard"/>
      <text:p text:style-name="Standard"><text:s text:c="4"/>void process_event() {</text:p>
      <text:p text:style-name="Standard"><text:s text:c="8"/>if (front == -1 || front &gt; rear) {</text:p>
      <text:p text:style-name="Standard"><text:s text:c="12"/>cout &lt;&lt; "Queue is empty.\n";</text:p>
      <text:p text:style-name="Standard"><text:s text:c="12"/>return;</text:p>
      <text:p text:style-name="Standard"><text:s text:c="8"/>}</text:p>
      <text:p text:style-name="Standard"/>
      <text:p text:style-name="Standard"><text:s text:c="8"/>cout &lt;&lt; "Deleted: " &lt;&lt; queue[front] &lt;&lt; endl;</text:p>
      <text:p text:style-name="Standard"><text:s text:c="8"/>front++;</text:p>
      <text:p text:style-name="Standard"/>
      <text:p text:style-name="Standard"><text:s text:c="8"/>if (front &gt; rear) {</text:p>
      <text:p text:style-name="Standard"><text:s text:c="12"/>front = rear = -1;</text:p>
      <text:p text:style-name="Standard"><text:s text:c="8"/>}</text:p>
      <text:p text:style-name="Standard"><text:s text:c="4"/>}</text:p>
      <text:p text:style-name="Standard"/>
      <text:p text:style-name="Standard"><text:s text:c="4"/>void display() {</text:p>
      <text:p text:style-name="Standard"><text:s text:c="8"/>if (front == -1 || front &gt; rear) {</text:p>
      <text:p text:style-name="Standard"><text:s text:c="12"/>cout &lt;&lt; "Queue is empty.\n";</text:p>
      <text:p text:style-name="Standard"><text:s text:c="12"/>return;</text:p>
      <text:p text:style-name="Standard"><text:s text:c="8"/>}</text:p>
      <text:p text:style-name="Standard"/>
      <text:p text:style-name="Standard"><text:s text:c="8"/>cout &lt;&lt; "Queue: ";</text:p>
      <text:p text:style-name="Standard"><text:s text:c="8"/>for (int i = front; i &lt;= rear; i++) {</text:p>
      <text:p text:style-name="Standard"><text:s text:c="12"/>cout &lt;&lt; queue[i] &lt;&lt; "<text:s/>&lt;-- ";</text:p>
      <text:p text:style-name="Standard"><text:s text:c="8"/>}</text:p>
      <text:soft-page-break/>
      <text:p text:style-name="Standard"><text:s text:c="8"/>cout &lt;&lt; endl;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Event e;</text:p>
      <text:p text:style-name="Standard"><text:s text:c="4"/>int value, ch;</text:p>
      <text:p text:style-name="Standard"/>
      <text:p text:style-name="Standard"><text:s text:c="4"/>do {</text:p>
      <text:p text:style-name="Standard"><text:s text:c="8"/>cout &lt;&lt; "\n**Menu**\n";</text:p>
      <text:p text:style-name="Standard"><text:s text:c="8"/>cout &lt;&lt; "1. ADD EVENTS TO QUEUE\n";</text:p>
      <text:p text:style-name="Standard"><text:s text:c="8"/>cout &lt;&lt; "2. PROCESS AN EVENT\n";</text:p>
      <text:p text:style-name="Standard"><text:s text:c="8"/>cout &lt;&lt; "3. DISPLAY<text:s/>PENDING EVENTS IN QUEUE\n";</text:p>
      <text:p text:style-name="Standard"><text:s text:c="8"/>cout &lt;&lt; "4. EXIT APPLICATION\n";</text:p>
      <text:p text:style-name="Standard"><text:s text:c="8"/>cout &lt;&lt; "Enter your choice: ";</text:p>
      <text:p text:style-name="Standard"><text:s text:c="8"/>cin &gt;&gt; ch;</text:p>
      <text:p text:style-name="Standard"/>
      <text:p text:style-name="Standard"><text:s text:c="8"/>switch (ch) {</text:p>
      <text:p text:style-name="Standard"><text:s text:c="12"/>case 1:</text:p>
      <text:p text:style-name="Standard"><text:s text:c="16"/>cout &lt;&lt; "Enter number to insert: ";</text:p>
      <text:p text:style-name="Standard"><text:s text:c="16"/>cin &gt;&gt; value;</text:p>
      <text:p text:style-name="Standard"><text:s text:c="16"/>e.add_events(value);</text:p>
      <text:p text:style-name="Standard"><text:s text:c="16"/>break;</text:p>
      <text:p text:style-name="Standard"><text:s text:c="12"/>case 2:</text:p>
      <text:p text:style-name="Standard"><text:s text:c="16"/>e.process_event();</text:p>
      <text:p text:style-name="Standard"><text:s text:c="16"/>break;</text:p>
      <text:p text:style-name="Standard"><text:s text:c="12"/>case 3:</text:p>
      <text:p text:style-name="Standard"><text:s text:c="16"/>e.display();</text:p>
      <text:p text:style-name="Standard"><text:s text:c="16"/>break;</text:p>
      <text:p text:style-name="Standard"><text:s text:c="12"/>case 4:</text:p>
      <text:p text:style-name="Standard"><text:s text:c="16"/>cout &lt;&lt; "Exiting...\n";</text:p>
      <text:p text:style-name="Standard"><text:s text:c="16"/>break;</text:p>
      <text:p text:style-name="Standard"><text:s text:c="12"/>default:</text:p>
      <text:p text:style-name="Standard"><text:s text:c="16"/>cout &lt;&lt; "Invalid choice. Try again.\n";</text:p>
      <text:p text:style-name="Standard"><text:s text:c="8"/>}</text:p>
      <text:p text:style-name="Standard"><text:s text:c="4"/>} while (ch != 4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INATH</meta:initial-creator>
    <dc:creator>ADINATH</dc:creator>
    <meta:creation-date>2026-05-04T08:31:00Z</meta:creation-date>
    <dc:date>2026-05-04T08:31:00Z</dc:date>
    <meta:template xlink:href="Normal" xlink:type="simple"/>
    <meta:editing-cycles>2</meta:editing-cycles>
    <meta:editing-duration>PT60S</meta:editing-duration>
    <meta:document-statistic meta:page-count="2" meta:paragraph-count="3" meta:word-count="283" meta:character-count="1895" meta:row-count="13" meta:non-whitespace-character-count="1615"/>
  </office:meta>
</office:document-meta>
</file>